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3ef5c"/>
    </style:style>
    <style:style style:name="P2" style:family="paragraph" style:parent-style-name="Preformatted_20_Text">
      <style:paragraph-properties fo:orphans="1" style:writing-mode="lr-tb"/>
      <style:text-properties officeooo:paragraph-rsid="0013ef5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3ef5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3ef5c"/>
    </style:style>
    <style:style style:name="P5" style:family="paragraph" style:parent-style-name="Preformatted_20_Text">
      <style:paragraph-properties fo:orphans="1"/>
      <style:text-properties officeooo:paragraph-rsid="0013ef5c"/>
    </style:style>
    <style:style style:name="P6" style:family="paragraph" style:parent-style-name="Text_20_body">
      <style:paragraph-properties fo:orphans="1"/>
      <style:text-properties officeooo:paragraph-rsid="0013e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1: Refining the Hermitian Operator for Riemann Zeta Zeros</text:span></text:p>
      <text:p text:style-name="P2"/>
      <text:p text:style-name="P2"><text:span text:style-name="Source_20_Text">def refined_hermitian_prime_operator(prime_residues, resolution_factor=2):</text:span></text:p>
      <text:p text:style-name="P2"><text:span text:style-name="Source_20_Text"><text:s text:c="4"/>"""Constructs a refined Hermitian operator H to improve correlation with Riemann Zeta zeros."""</text:span></text:p>
      <text:p text:style-name="P2"><text:span text:style-name="Source_20_Text"><text:s text:c="4"/>N = len(prime_residues) * resolution_factor</text:span></text:p>
      <text:p text:style-name="P2"><text:span text:style-name="Source_20_Text"><text:s text:c="4"/>H = np.zeros((N, N), dtype=np.complex128)</text:span></text:p>
      <text:p text:style-name="P2"/>
      <text:p text:style-name="P2"><text:span text:style-name="Source_20_Text"><text:s text:c="4"/>for i in range(N):</text:span></text:p>
      <text:p text:style-name="P2"><text:span text:style-name="Source_20_Text"><text:s text:c="8"/>for j in range(N):</text:span></text:p>
      <text:p text:style-name="P2"><text:span text:style-name="Source_20_Text"><text:s text:c="12"/>distance = np.abs(i - j) / N</text:span></text:p>
      <text:p text:style-name="P2"><text:span text:style-name="Source_20_Text"><text:s text:c="12"/>H[i, j] = np.exp(-distance) * np.sin(np.pi * prime_residues[i % len(prime_residues)] / 3)</text:span></text:p>
      <text:p text:style-name="P2"><text:span text:style-name="Source_20_Text"><text:s text:c="12"/>if i != j:</text:span></text:p>
      <text:p text:style-name="P2"><text:span text:style-name="Source_20_Text"><text:s text:c="16"/>H[i, j] += np.exp(-distance) * np.cos(2 * np.pi * (prime_residues[i % len(prime_residues)] + prime_residues[j % len(prime_residues)]) / 9)</text:span></text:p>
      <text:p text:style-name="P2"><text:span text:style-name="Source_20_Text"><text:s text:c="12"/>if i == j:</text:span></text:p>
      <text:p text:style-name="P2"><text:span text:style-name="Source_20_Text"><text:s text:c="16"/>H[i, j] = np.abs(H[i, j])</text:span></text:p>
      <text:p text:style-name="P2"/>
      <text:p text:style-name="P2"><text:span text:style-name="Source_20_Text"><text:s text:c="4"/>return H</text:span></text:p>
      <text:p text:style-name="P2"/>
      <text:p text:style-name="P2"><text:span text:style-name="Source_20_Text"># Compute refined Hermitian operator for mod 3 prime residues</text:span></text:p>
      <text:p text:style-name="P2"><text:span text:style-name="Source_20_Text">H_refined = refined_hermitian_prime_operator(mod_3_residues)</text:span></text:p>
      <text:p text:style-name="P2"/>
      <text:p text:style-name="P2"><text:span text:style-name="Source_20_Text"># Compute eigenvalues of the refined Hermitian system</text:span></text:p>
      <text:p text:style-name="P2"><text:span text:style-name="Source_20_Text">eigenvalues_H_refined = eigvals(H_refined)</text:span></text:p>
      <text:p text:style-name="P2"/>
      <text:p text:style-name="P2"><text:span text:style-name="Source_20_Text"># Compare with known Riemann Zeta function zeros</text:span></text:p>
      <text:p text:style-name="P2"><text:span text:style-name="Source_20_Text">correlation_H_refined = np.corrcoef(np.sort(np.real(eigenvalues_H_refined)[:len(riemann_zeros)]), riemann_zeros)[0, 1]</text:span></text:p>
      <text:p text:style-name="P2"/>
      <text:p text:style-name="P2"><text:span text:style-name="Source_20_Text"># Step 2: Bell’s Inequality Violation in Modular Prime Entanglement</text:span></text:p>
      <text:p text:style-name="P2"/>
      <text:p text:style-name="P2"><text:span text:style-name="Source_20_Text">def bells_inequality_test(prime_residues, mod_base):</text:span></text:p>
      <text:p text:style-name="P2"><text:span text:style-name="Source_20_Text"><text:s text:c="4"/>"""Computes Bell's inequality test for modular prime residues."""</text:span></text:p>
      <text:p text:style-name="P2"><text:span text:style-name="Source_20_Text"><text:s text:c="4"/>S_x = np.abs(np.sum(np.exp(1j * 2 * np.pi * np.array([p % mod_base for p in prime_residues]) / mod_base))) / len(prime_residues)</text:span></text:p>
      <text:p text:style-name="P2"><text:span text:style-name="Source_20_Text"><text:s text:c="4"/>return 2 * np.abs(S_x) <text:s/># Bell’s test: If &gt;2, quantum-like non-locality detected</text:span></text:p>
      <text:p text:style-name="P2"/>
      <text:p text:style-name="P2"><text:span text:style-name="Source_20_Text"># Compute Bell's test for mod 3, mod 5, mod 7</text:span></text:p>
      <text:p text:style-name="P2"><text:span text:style-name="Source_20_Text">bells_mod_3 = bells_inequality_test(primes, 3)</text:span></text:p>
      <text:p text:style-name="P2"><text:span text:style-name="Source_20_Text">bells_mod_5 = bells_inequality_test(primes, 5)</text:span></text:p>
      <text:p text:style-name="P2"><text:span text:style-name="Source_20_Text">bells_mod_7 = bells_inequality_test(primes, 7)</text:span></text:p>
      <text:p text:style-name="P2"/>
      <text:p text:style-name="P2"><text:span text:style-name="Source_20_Text"># Step 3: Renormalization Flow in Prime Modularity</text:span></text:p>
      <text:p text:style-name="P2"/>
      <text:p text:style-name="P2"><text:span text:style-name="Source_20_Text">def prime_modular_renormalization(prime_residues, mod_base, depth=5):</text:span></text:p>
      <text:p text:style-name="P2"><text:span text:style-name="Source_20_Text"><text:s text:c="4"/>"""Computes a renormalization scaling function for modular prime distributions."""</text:span></text:p>
      <text:p text:style-name="P2"><text:span text:style-name="Source_20_Text"><text:s text:c="4"/>R_n = np.array(prime_residues, dtype=np.float64) % mod_base</text:span></text:p>
      <text:p text:style-name="P2"><text:span text:style-name="Source_20_Text"><text:s text:c="4"/>for _ in range(depth):</text:span></text:p>
      <text:p text:style-name="P2"><text:span text:style-name="Source_20_Text"><text:s text:c="8"/>R_n = (R_n[:-1] + R_n[1:]) / 2 <text:s/># Iterative scaling contraction</text:span></text:p>
      <text:p text:style-name="P2"><text:span text:style-name="Source_20_Text"><text:s text:c="8"/>R_n = np.abs(np.sin(R_n * np.pi / mod_base)) <text:s/># Nonlinear transformation</text:span></text:p>
      <text:p text:style-name="P2"><text:span text:style-name="Source_20_Text"><text:s text:c="4"/>return R_n</text:span></text:p>
      <text:p text:style-name="P2"/>
      <text:p text:style-name="P2"><text:span text:style-name="Source_20_Text"># Compute renormalization flow for mod 3, mod 5, mod 7</text:span></text:p>
      <text:p text:style-name="P2"><text:span text:style-name="Source_20_Text">renorm_mod_3_refined = prime_modular_renormalization(primes, 3)</text:span></text:p>
      <text:p text:style-name="P2"><text:span text:style-name="Source_20_Text">renorm_mod_5_refined = prime_modular_renormalization(primes, 5)</text:span></text:p>
      <text:p text:style-name="P2"><text:soft-page-break/><text:span text:style-name="Source_20_Text">renorm_mod_7_refined = prime_modular_renormalization(primes, 7)</text:span></text:p>
      <text:p text:style-name="P2"/>
      <text:p text:style-name="P2"><text:span text:style-name="Source_20_Text"># Compute entropy collapse in refined renormalization flow</text:span></text:p>
      <text:p text:style-name="P2"><text:span text:style-name="Source_20_Text">entropy_renorm_mod_3_refined = entropy(np.bincount(renorm_mod_3_refined.astype(int), minlength=3) / len(renorm_mod_3_refined), base=2)</text:span></text:p>
      <text:p text:style-name="P2"><text:span text:style-name="Source_20_Text">entropy_renorm_mod_5_refined = entropy(np.bincount(renorm_mod_5_refined.astype(int), minlength=5) / len(renorm_mod_5_refined), base=2)</text:span></text:p>
      <text:p text:style-name="P2"><text:span text:style-name="Source_20_Text">entropy_renorm_mod_7_refined = entropy(np.bincount(renorm_mod_7_refined.astype(int), minlength=7) / len(renorm_mod_7_refined), base=2)</text:span></text:p>
      <text:p text:style-name="P2"/>
      <text:p text:style-name="P2"><text:span text:style-name="Source_20_Text"># Return refined results for RH proof approach</text:span></text:p>
      <text:p text:style-name="P3"><text:span text:style-name="Source_20_Text">correlation_H_refined, bells_mod_3, bells_mod_5, bells_mod_7, entropy_renorm_mod_3_refined, entropy_renorm_mod_5_refined, entropy_renorm_mod_7_refined</text:span></text:p>
      <text:p text:style-name="P6">Result</text:p>
      <text:p text:style-name="P5">(0.8041148179271843,</text:p>
      <text:p text:style-name="P5"><text:s/>0.9738583059151884,</text:p>
      <text:p text:style-name="P5"><text:s/>0.5086768770845566,</text:p>
      <text:p text:style-name="P5"><text:s/>0.33082180176090037,</text:p>
      <text:p text:style-name="P5"><text:s/>0.0,</text:p>
      <text:p text:style-name="P5"><text:s/>0.0,</text:p>
      <text:p text:style-name="P4"><text:s/>0.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1:07:32.320894112</meta:creation-date>
    <dc:date>2025-02-09T01:08:43.645934895</dc:date>
    <meta:editing-duration>PT1M12S</meta:editing-duration>
    <meta:editing-cycles>1</meta:editing-cycles>
    <meta:document-statistic meta:table-count="0" meta:image-count="0" meta:object-count="0" meta:page-count="2" meta:paragraph-count="55" meta:word-count="338" meta:character-count="3198" meta:non-whitespace-character-count="2754"/>
    <meta:generator>LibreOffice/24.2.7.2$Linux_X86_64 LibreOffice_project/420$Build-2</meta:generator>
  </office:meta>
</office:document-meta>
</file>